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FC0000004A28B469E174B85245.png" manifest:media-type="image/png"/>
  <manifest:file-entry manifest:full-path="Pictures/10000001000002440000004EDFBA2CB6495E6E2B.png" manifest:media-type="image/png"/>
  <manifest:file-entry manifest:full-path="Pictures/1000000100000196000000486BEA4F466D1FB098.png" manifest:media-type="image/png"/>
  <manifest:file-entry manifest:full-path="Pictures/100000010000037B00000054C50E3444EB7C6246.png" manifest:media-type="image/png"/>
  <manifest:file-entry manifest:full-path="Pictures/10000001000002180000005143145E44D29835B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svg:stroke-color="#ff0000" draw:marker-start-width="0.356cm" draw:marker-end="Arrowheads_20_2" draw:marker-end-width="0.457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633cm" svg:height="2.034cm" svg:x="7.35cm" svg:y="2.458cm">
          <draw:image xlink:href="Pictures/10000001000002180000005143145E44D29835B0.png" xlink:type="simple" xlink:show="embed" xlink:actuate="onLoad" draw:mime-type="image/png">
            <text:p/>
          </draw:image>
        </draw:frame>
        <draw:frame draw:style-name="gr1" draw:text-style-name="P1" draw:layer="layout" svg:width="19.421cm" svg:height="1.807cm" svg:x="7.296cm" svg:y="11.126cm">
          <draw:image xlink:href="Pictures/100000010000037B00000054C50E3444EB7C6246.png" xlink:type="simple" xlink:show="embed" xlink:actuate="onLoad" draw:mime-type="image/png">
            <text:p/>
          </draw:image>
        </draw:frame>
        <draw:frame draw:style-name="gr1" draw:text-style-name="P1" draw:layer="layout" svg:width="14.752cm" svg:height="1.959cm" svg:x="1.671cm" svg:y="14.453cm">
          <draw:image xlink:href="Pictures/10000001000002440000004EDFBA2CB6495E6E2B.png" xlink:type="simple" xlink:show="embed" xlink:actuate="onLoad" draw:mime-type="image/png">
            <text:p/>
          </draw:image>
        </draw:frame>
        <draw:frame draw:style-name="gr1" draw:text-style-name="P1" draw:layer="layout" svg:width="10.326cm" svg:height="1.808cm" svg:x="8.771cm" svg:y="5.127cm">
          <draw:image xlink:href="Pictures/1000000100000196000000486BEA4F466D1FB098.png" xlink:type="simple" xlink:show="embed" xlink:actuate="onLoad" draw:mime-type="image/png">
            <text:p/>
          </draw:image>
        </draw:frame>
        <draw:line draw:style-name="gr2" draw:text-style-name="P1" draw:layer="layout" svg:x1="22.907cm" svg:y1="7.35cm" svg:x2="2.27cm" svg:y2="7.35cm">
          <text:p/>
        </draw:line>
        <draw:line draw:style-name="gr2" draw:text-style-name="P1" draw:layer="layout" svg:x1="24.923cm" svg:y1="13.613cm" svg:x2="24.923cm" svg:y2="12.68cm">
          <text:p/>
        </draw:line>
        <draw:line draw:style-name="gr2" draw:text-style-name="P1" draw:layer="layout" svg:x1="24.922cm" svg:y1="13.614cm" svg:x2="4.462cm" svg:y2="13.614cm">
          <text:p/>
        </draw:line>
        <draw:line draw:style-name="gr3" draw:text-style-name="P1" draw:layer="layout" svg:x1="4.462cm" svg:y1="13.614cm" svg:x2="4.462cm" svg:y2="14.858cm">
          <text:p/>
        </draw:line>
        <draw:line draw:style-name="gr2" draw:text-style-name="P1" draw:layer="layout" svg:x1="21.002cm" svg:y1="10.513cm" svg:x2="21.002cm" svg:y2="9.572cm">
          <text:p/>
        </draw:line>
        <draw:line draw:style-name="gr2" draw:text-style-name="P1" draw:layer="layout" svg:x1="21.002cm" svg:y1="10.525cm" svg:x2="8.869cm" svg:y2="10.504cm">
          <text:p/>
        </draw:line>
        <draw:line draw:style-name="gr3" draw:text-style-name="P1" draw:layer="layout" svg:x1="8.869cm" svg:y1="10.504cm" svg:x2="8.869cm" svg:y2="11.436cm">
          <text:p/>
        </draw:line>
        <draw:line draw:style-name="gr2" draw:text-style-name="P1" draw:layer="layout" svg:x1="22.907cm" svg:y1="11.477cm" svg:x2="22.907cm" svg:y2="7.35cm">
          <text:p/>
        </draw:line>
        <draw:line draw:style-name="gr3" draw:text-style-name="P1" draw:layer="layout" svg:x1="2.27cm" svg:y1="7.35cm" svg:x2="2.27cm" svg:y2="8.302cm">
          <text:p/>
        </draw:line>
        <draw:frame draw:style-name="gr1" draw:text-style-name="P1" draw:layer="layout" svg:width="21.273cm" svg:height="1.543cm" svg:x="1.317cm" svg:y="8.302cm">
          <draw:image xlink:href="Pictures/10000001000003FC0000004A28B469E174B8524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1-19T23:40:41.061663325</meta:creation-date>
    <dc:date>2022-11-20T19:35:17.678691364</dc:date>
    <meta:editing-duration>PT9M10S</meta:editing-duration>
    <meta:editing-cycles>3</meta:editing-cycles>
    <meta:generator>LibreOffice/7.2.7.2$MacOSX_X86_64 LibreOffice_project/8d71d29d553c0f7dcbfa38fbfda25ee34cce99a2</meta:generator>
    <meta:document-statistic meta:object-count="14"/>
  </office:meta>
</office:document-meta>
</file>